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inkLayout.setLayoutId( String layout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nkLayout.clon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LinkLayout.getLayou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nkLayout.getLayoutKe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nkLayout.setLayoutKey( String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